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208cm" table:align="left" style:writing-mode="lr-tb"/>
    </style:style>
    <style:style style:name="Tabla1.A" style:family="table-column">
      <style:table-column-properties style:column-width="15.20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style:keep-together="true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018cm solid #808080" fo:border-top="0.018cm solid #808080" fo:border-bottom="0.018cm solid #808080" style:writing-mode="lr-tb"/>
    </style:style>
    <style:style style:name="Tabla3" style:family="table">
      <style:table-properties style:width="15.072cm" fo:margin-left="0.06cm" table:align="left" style:writing-mode="lr-tb"/>
    </style:style>
    <style:style style:name="Tabla3.A" style:family="table-column">
      <style:table-column-properties style:column-width="15.072cm"/>
    </style:style>
    <style:style style:name="Tabla3.1" style:family="table-row">
      <style:table-row-properties style:min-row-height="0.517cm" style:keep-together="true" fo:keep-together="auto"/>
    </style:style>
    <style:style style:name="Tabla3.A1" style:family="table-cell">
      <style:table-cell-properties style:vertical-align="top" fo:background-color="#dbe5f1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3.2" style:family="table-row">
      <style:table-row-properties style:min-row-height="4.281cm" style:keep-together="true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" style:family="table">
      <style:table-properties style:width="15.141cm" table:align="left" style:writing-mode="lr-tb"/>
    </style:style>
    <style:style style:name="Tabla4.A" style:family="table-column">
      <style:table-column-properties style:column-width="2.427cm"/>
    </style:style>
    <style:style style:name="Tabla4.B" style:family="table-column">
      <style:table-column-properties style:column-width="0.669cm"/>
    </style:style>
    <style:style style:name="Tabla4.C" style:family="table-column">
      <style:table-column-properties style:column-width="3.097cm"/>
    </style:style>
    <style:style style:name="Tabla4.D" style:family="table-column">
      <style:table-column-properties style:column-width="2.644cm"/>
    </style:style>
    <style:style style:name="Tabla4.E" style:family="table-column">
      <style:table-column-properties style:column-width="1.102cm"/>
    </style:style>
    <style:style style:name="Tabla4.F" style:family="table-column">
      <style:table-column-properties style:column-width="5.202cm"/>
    </style:style>
    <style:style style:name="Tabla4.1" style:family="table-row">
      <style:table-row-properties style:min-row-height="0.517cm" style:keep-together="true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2" style:family="table-row">
      <style:table-row-properties style:keep-together="true" fo:keep-together="auto"/>
    </style:style>
    <style:style style:name="Tabla4.A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.A3" style:family="table-cell">
      <style:table-cell-properties style:vertical-align="middle" fo:background-color="#95b3d7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.A4" style:family="table-cell">
      <style:table-cell-properties style:vertical-align="middle" fo:background-color="#dbe5f1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C4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.C5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E5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.A8" style:family="table-cell">
      <style:table-cell-properties style:vertical-align="middle" fo:background-color="#8db3e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.A9" style:family="table-cell">
      <style:table-cell-properties style:vertical-align="top" fo:background-color="#dbe5f1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F9" style:family="table-cell">
      <style:table-cell-properties style:vertical-align="top" fo:background-color="#dbe5f1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.B10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" style:family="table">
      <style:table-properties style:width="15.072cm" fo:margin-left="0.06cm" table:align="left" style:writing-mode="lr-tb"/>
    </style:style>
    <style:style style:name="Tabla5.A" style:family="table-column">
      <style:table-column-properties style:column-width="15.072cm"/>
    </style:style>
    <style:style style:name="Tabla5.1" style:family="table-row">
      <style:table-row-properties style:min-row-height="0.517cm" style:keep-together="true" fo:keep-together="auto"/>
    </style:style>
    <style:style style:name="Tabla5.A1" style:family="table-cell">
      <style:table-cell-properties style:vertical-align="top" fo:background-color="#dbe5f1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5.2" style:family="table-row">
      <style:table-row-properties style:min-row-height="4.281cm" style:keep-together="true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style:keep-together="true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6.2" style:family="table-row">
      <style:table-row-properties style:min-row-height="4.281cm" style:keep-together="true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5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6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7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ffffff" style:font-name="Cambria" fo:font-size="9pt" fo:language="es" fo:country="ES" fo:font-weight="bold" style:font-name-asian="Times New Roman" style:font-size-asian="9pt" style:language-asian="es" style:country-asian="ES" style:font-weight-asian="bold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11" style:family="paragraph" style:parent-style-name="Standard">
      <style:paragraph-properties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333399" fo:font-size="9pt" fo:language="es" fo:country="ES" style:font-name-asian="Times New Roman" style:font-size-asian="9pt" style:language-asian="es" style:country-asian="ES" style:font-size-complex="9pt"/>
    </style:style>
    <style:style style:name="P13" style:family="paragraph" style:parent-style-name="Standard">
      <style:text-properties style:font-size-complex="10pt"/>
    </style:style>
    <style:style style:name="P14" style:family="paragraph" style:parent-style-name="Standard" style:master-page-name="Standard">
      <style:paragraph-properties fo:margin-left="1.143cm" fo:margin-right="0cm" fo:text-indent="0cm" style:auto-text-indent="false" style:page-number="auto">
        <style:tab-stops>
          <style:tab-stop style:position="0.25cm"/>
          <style:tab-stop style:position="0.501cm"/>
        </style:tab-stops>
      </style:paragraph-properties>
    </style:style>
    <style:style style:name="P15" style:family="paragraph" style:parent-style-name="Standard">
      <style:paragraph-properties fo:margin-left="0.06cm" fo:margin-right="0cm" fo:text-indent="-0.06cm" style:auto-text-indent="false"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16" style:family="paragraph" style:parent-style-name="Standard">
      <style:paragraph-properties fo:break-before="page"/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17" style:family="paragraph" style:parent-style-name="Heading_20_1">
      <style:paragraph-properties style:snap-to-layout-grid="false"/>
      <style:text-properties fo:color="#333399" style:font-name="Cambria" fo:font-weight="normal" style:font-weight-asian="normal" style:language-complex="zxx" style:country-complex="none" style:font-weight-complex="normal"/>
    </style:style>
    <style:style style:name="P18" style:family="paragraph" style:parent-style-name="Párrafo_20_de_20_lista" style:list-style-name="WW8Num1">
      <style:paragraph-properties fo:margin-left="0.06cm" fo:margin-right="0cm" fo:orphans="2" fo:widows="2" fo:hyphenation-ladder-count="no-limit" fo:text-indent="-0.06cm" style:auto-text-indent="false" style:snap-to-layout-grid="false"/>
      <style:text-properties fo:font-size="9pt" fo:language="es" fo:country="ES" style:font-name-asian="Times New Roman" style:font-size-asian="9pt" style:language-asian="es" style:country-asian="ES" style:font-size-complex="9pt" fo:hyphenate="true" fo:hyphenation-remain-char-count="2" fo:hyphenation-push-char-count="2"/>
    </style:style>
    <style:style style:name="T1" style:family="text">
      <style:text-properties fo:language="es" fo:country="ES" style:language-asian="es" style:country-asian="ES"/>
    </style:style>
    <style:style style:name="T2" style:family="text">
      <style:text-properties fo:color="#333399"/>
    </style:style>
    <style:style style:name="T3" style:family="text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17" text:outline-level="1">Ficha: ELABORANDO NUESTRO PLAN DE EMPRESA</text:h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Nombre y Apellidos </text:p>
          </table:table-cell>
          <table:table-cell table:style-name="Tabla2.B1" office:value-type="string">
            <text:p text:style-name="P6"/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Describe la Idea del negocio que vas a constituir.</text:p>
          </table:table-cell>
        </table:table-row>
        <table:table-row table:style-name="Tabla3.2">
          <table:table-cell table:style-name="Tabla3.A2" office:value-type="string">
            <text:p text:style-name="P6">Mi empresa se va a dedicar a…</text:p>
            <text:p text:style-name="P5"/>
            <text:p text:style-name="P5"/>
            <text:p text:style-name="P5"/>
            <text:p text:style-name="P5">Elijo este negocio y no otro porque…</text:p>
            <text:p text:style-name="P5"/>
            <text:p text:style-name="P5"/>
            <text:p text:style-name="P5"/>
            <text:p text:style-name="P5">Va a cubrir las necesidades de…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3"/>
      <text:p text:style-name="P3"><text:s text:c="85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columns-spanned="6" office:value-type="string">
            <text:p text:style-name="P2">Presentación de los promotores: para ordenar la información puedes utilizar la siguiente ficha cumplimentada con los datos de todos los promotores del nego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table:number-columns-spanned="6" office:value-type="string">
            <text:p text:style-name="P12">DATOS PERSON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4" table:number-columns-spanned="2" office:value-type="string">
            <text:p text:style-name="P10">Nombre y apellidos</text:p>
          </table:table-cell>
          <table:covered-table-cell/>
          <table:table-cell table:style-name="Tabla4.C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4" table:number-columns-spanned="2" office:value-type="string">
            <text:p text:style-name="P10">NIF</text:p>
          </table:table-cell>
          <table:covered-table-cell/>
          <table:table-cell table:style-name="Tabla4.C5" office:value-type="string">
            <text:p text:style-name="P10"/>
          </table:table-cell>
          <table:table-cell table:style-name="Tabla4.A4" office:value-type="string">
            <text:p text:style-name="P10">E-mail</text:p>
          </table:table-cell>
          <table:table-cell table:style-name="Tabla4.E5" table:number-columns-spanned="2" office:value-type="string">
            <text:p text:style-name="P11"/>
          </table:table-cell>
          <table:covered-table-cell/>
        </table:table-row>
        <table:table-row table:style-name="Tabla4.2">
          <table:table-cell table:style-name="Tabla4.A4" table:number-columns-spanned="2" office:value-type="string">
            <text:p text:style-name="P10">Fecha de nacimiento</text:p>
          </table:table-cell>
          <table:covered-table-cell/>
          <table:table-cell table:style-name="Tabla4.C5" office:value-type="string">
            <text:p text:style-name="P10"/>
          </table:table-cell>
          <table:table-cell table:style-name="Tabla4.A4" table:number-rows-spanned="2" office:value-type="string">
            <text:p text:style-name="P10">Dirección</text:p>
          </table:table-cell>
          <table:table-cell table:style-name="Tabla4.E5" table:number-rows-spanned="2" table:number-columns-spanned="2" office:value-type="string">
            <text:p text:style-name="P11"/>
          </table:table-cell>
          <table:covered-table-cell/>
        </table:table-row>
        <table:table-row table:style-name="Tabla4.2">
          <table:table-cell table:style-name="Tabla4.A4" table:number-columns-spanned="2" office:value-type="string">
            <text:p text:style-name="P10">Teléfono</text:p>
          </table:table-cell>
          <table:covered-table-cell/>
          <table:table-cell table:style-name="Tabla4.C5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8" table:number-columns-spanned="6" office:value-type="string">
            <text:p text:style-name="P12">DATOS PROFESION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9" table:number-rows-spanned="4" office:value-type="string">
            <text:p text:style-name="P12"/>
            <text:p text:style-name="P9">Formación académica</text:p>
          </table:table-cell>
          <table:table-cell table:style-name="Tabla4.A9" table:number-columns-spanned="4" office:value-type="string">
            <text:p text:style-name="P10">Titulación</text:p>
          </table:table-cell>
          <table:covered-table-cell/>
          <table:covered-table-cell/>
          <table:covered-table-cell/>
          <table:table-cell table:style-name="Tabla4.F9" office:value-type="string">
            <text:p text:style-name="P10">Centro de estudios</text:p>
          </table:table-cell>
        </table:table-row>
        <table:table-row table:style-name="Tabla4.2">
          <table:covered-table-cell/>
          <table:table-cell table:style-name="Tabla4.B10" table:number-columns-spanned="4" office:value-type="string">
            <text:p text:style-name="P11">1.</text:p>
          </table:table-cell>
          <table:covered-table-cell/>
          <table:covered-table-cell/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covered-table-cell/>
          <table:table-cell table:style-name="Tabla4.B10" table:number-columns-spanned="4" office:value-type="string">
            <text:p text:style-name="P11">2.</text:p>
          </table:table-cell>
          <table:covered-table-cell/>
          <table:covered-table-cell/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covered-table-cell/>
          <table:table-cell table:style-name="Tabla4.B10" table:number-columns-spanned="4" office:value-type="string">
            <text:p text:style-name="P11">3.</text:p>
          </table:table-cell>
          <table:covered-table-cell/>
          <table:covered-table-cell/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table-cell table:style-name="Tabla4.A9" table:number-rows-spanned="4" office:value-type="string">
            <text:p text:style-name="P10"/>
            <text:p text:style-name="P9">Formación complementaria</text:p>
          </table:table-cell>
          <table:table-cell table:style-name="Tabla4.A9" table:number-columns-spanned="4" office:value-type="string">
            <text:p text:style-name="P10">Denominación</text:p>
          </table:table-cell>
          <table:covered-table-cell/>
          <table:covered-table-cell/>
          <table:covered-table-cell/>
          <table:table-cell table:style-name="Tabla4.F9" office:value-type="string">
            <text:p text:style-name="P10">Centro de estudios</text:p>
          </table:table-cell>
        </table:table-row>
        <table:table-row table:style-name="Tabla4.2">
          <table:covered-table-cell/>
          <table:table-cell table:style-name="Tabla4.B10" table:number-columns-spanned="4" office:value-type="string">
            <text:p text:style-name="P11">1.</text:p>
          </table:table-cell>
          <table:covered-table-cell/>
          <table:covered-table-cell/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covered-table-cell/>
          <table:table-cell table:style-name="Tabla4.B10" table:number-columns-spanned="4" office:value-type="string">
            <text:p text:style-name="P11">2.</text:p>
          </table:table-cell>
          <table:covered-table-cell/>
          <table:covered-table-cell/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covered-table-cell/>
          <table:table-cell table:style-name="Tabla4.B10" table:number-columns-spanned="4" office:value-type="string">
            <text:p text:style-name="P11">3.</text:p>
          </table:table-cell>
          <table:covered-table-cell/>
          <table:covered-table-cell/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table-cell table:style-name="Tabla4.A9" table:number-rows-spanned="7" office:value-type="string">
            <text:p text:style-name="P10"/>
            <text:p text:style-name="P9"/>
            <text:p text:style-name="P9">Experiencia laboral</text:p>
          </table:table-cell>
          <table:table-cell table:style-name="Tabla4.A9" table:number-columns-spanned="2" office:value-type="string">
            <text:p text:style-name="P10">Nombre empresa</text:p>
          </table:table-cell>
          <table:covered-table-cell/>
          <table:table-cell table:style-name="Tabla4.A9" table:number-columns-spanned="2" office:value-type="string">
            <text:p text:style-name="P10">Puesto de trabajo</text:p>
          </table:table-cell>
          <table:covered-table-cell/>
          <table:table-cell table:style-name="Tabla4.F9" office:value-type="string">
            <text:p text:style-name="P10">Tiempo</text:p>
          </table:table-cell>
        </table:table-row>
        <table:table-row table:style-name="Tabla4.2">
          <table:covered-table-cell/>
          <table:table-cell table:style-name="Tabla4.B10" table:number-columns-spanned="2" office:value-type="string">
            <text:list xml:id="list1660651485" text:style-name="WW8Num1">
              <text:list-item>
                <text:p text:style-name="P18"/>
              </text:list-item>
            </text:list>
          </table:table-cell>
          <table:covered-table-cell/>
          <table:table-cell table:style-name="Tabla4.B10" table:number-columns-spanned="2" office:value-type="string">
            <text:p text:style-name="P11"/>
          </table:table-cell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covered-table-cell/>
          <table:table-cell table:style-name="Tabla4.B10" table:number-columns-spanned="2" office:value-type="string">
            <text:list xml:id="list1055848515" text:continue-numbering="true" text:style-name="WW8Num1">
              <text:list-item>
                <text:p text:style-name="P18"/>
              </text:list-item>
            </text:list>
          </table:table-cell>
          <table:covered-table-cell/>
          <table:table-cell table:style-name="Tabla4.B10" table:number-columns-spanned="2" office:value-type="string">
            <text:p text:style-name="P11"/>
          </table:table-cell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covered-table-cell/>
          <table:table-cell table:style-name="Tabla4.B10" table:number-columns-spanned="2" office:value-type="string">
            <text:p text:style-name="P15">3.</text:p>
          </table:table-cell>
          <table:covered-table-cell/>
          <table:table-cell table:style-name="Tabla4.B10" table:number-columns-spanned="2" office:value-type="string">
            <text:p text:style-name="P11"/>
          </table:table-cell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covered-table-cell/>
          <table:table-cell table:style-name="Tabla4.B10" table:number-columns-spanned="2" office:value-type="string">
            <text:p text:style-name="P15">4.</text:p>
          </table:table-cell>
          <table:covered-table-cell/>
          <table:table-cell table:style-name="Tabla4.B10" table:number-columns-spanned="2" office:value-type="string">
            <text:p text:style-name="P11"/>
          </table:table-cell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covered-table-cell/>
          <table:table-cell table:style-name="Tabla4.B10" table:number-columns-spanned="2" office:value-type="string">
            <text:p text:style-name="P15">5.</text:p>
          </table:table-cell>
          <table:covered-table-cell/>
          <table:table-cell table:style-name="Tabla4.B10" table:number-columns-spanned="2" office:value-type="string">
            <text:p text:style-name="P11"/>
          </table:table-cell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covered-table-cell/>
          <table:table-cell table:style-name="Tabla4.B10" table:number-columns-spanned="2" office:value-type="string">
            <text:p text:style-name="P11">6.</text:p>
          </table:table-cell>
          <table:covered-table-cell/>
          <table:table-cell table:style-name="Tabla4.B10" table:number-columns-spanned="2" office:value-type="string">
            <text:p text:style-name="P11"/>
          </table:table-cell>
          <table:covered-table-cell/>
          <table:table-cell table:style-name="Tabla4.E5" office:value-type="string">
            <text:p text:style-name="P11"/>
          </table:table-cell>
        </table:table-row>
        <table:table-row table:style-name="Tabla4.2">
          <table:table-cell table:style-name="Tabla4.A9" table:number-rows-spanned="2" office:value-type="string">
            <text:p text:style-name="P10">Otros datos de interés</text:p>
          </table:table-cell>
          <table:table-cell table:style-name="Tabla4.A9" table:number-columns-spanned="2" office:value-type="string">
            <text:p text:style-name="P11">Idiomas</text:p>
          </table:table-cell>
          <table:covered-table-cell/>
          <table:table-cell table:style-name="Tabla4.B10" table:number-columns-spanned="2" office:value-type="string">
            <text:p text:style-name="P11">1.</text:p>
          </table:table-cell>
          <table:covered-table-cell/>
          <table:table-cell table:style-name="Tabla4.E5" office:value-type="string">
            <text:p text:style-name="P11">2.</text:p>
          </table:table-cell>
        </table:table-row>
        <table:table-row table:style-name="Tabla4.2">
          <table:covered-table-cell/>
          <table:table-cell table:style-name="Tabla4.A9" table:number-columns-spanned="2" office:value-type="string">
            <text:p text:style-name="P11">Conocimientos técnicos</text:p>
          </table:table-cell>
          <table:covered-table-cell/>
          <table:table-cell table:style-name="Tabla4.B10" table:number-columns-spanned="2" office:value-type="string">
            <text:p text:style-name="P11">1.</text:p>
          </table:table-cell>
          <table:covered-table-cell/>
          <table:table-cell table:style-name="Tabla4.E5" office:value-type="string">
            <text:p text:style-name="P11">2.</text:p>
          </table:table-cell>
        </table:table-row>
      </table:table>
      <text:p text:style-name="P3"/>
      <text:p text:style-name="P3"/>
      <text:p text:style-name="P16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Identifica los objetivos a lograr en tu negocio.</text:p>
          </table:table-cell>
        </table:table-row>
        <table:table-row table:style-name="Tabla5.2">
          <table:table-cell table:style-name="Tabla5.A2" office:value-type="string">
            <text:p text:style-name="P6">Objetivo general…</text:p>
            <text:p text:style-name="P5"/>
            <text:p text:style-name="P5"/>
            <text:p text:style-name="P5">Objetivo específico 1…</text:p>
            <text:p text:style-name="P5"/>
            <text:p text:style-name="P5"/>
            <text:p text:style-name="P5">Objetivo específico 2…</text:p>
          </table:table-cell>
        </table:table-row>
      </table:table>
      <text:p text:style-name="P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Define posibles estrategias a seguir.</text:p>
          </table:table-cell>
        </table:table-row>
        <table:table-row table:style-name="Tabla6.2">
          <table:table-cell table:style-name="Tabla6.A2" office:value-type="string">
            <text:p text:style-name="P6">Estrategia, primer año…</text:p>
            <text:p text:style-name="P5"/>
            <text:p text:style-name="P5"/>
            <text:p text:style-name="P5">Estrategia, segundo año…</text:p>
            <text:p text:style-name="P5"/>
            <text:p text:style-name="P5"/>
            <text:p text:style-name="P5"/>
            <text:p text:style-name="P5">Estrategia, tercer año…</text:p>
          </table:table-cell>
        </table:table-row>
      </table:table>
      <text:p text:style-name="P1"/>
      <text:p text:style-name="P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ES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libri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A TRABAJO: SELECCIÓN DE LA IDEA DE NEGOCIO</dc:title>
    <meta:initial-creator>Alfonso Bonillo</meta:initial-creator>
    <meta:creation-date>2009-09-20T12:38:00</meta:creation-date>
    <dc:creator>Celia</dc:creator>
    <dc:date>2009-09-20T12:38:00</dc:date>
    <meta:editing-cycles>2</meta:editing-cycles>
    <meta:editing-duration>PT00H01M00S</meta:editing-duration>
    <meta:document-statistic meta:table-count="6" meta:image-count="0" meta:object-count="0" meta:page-count="2" meta:paragraph-count="51" meta:word-count="146" meta:character-count="1000"/>
    <meta:generator>OpenOffice.org/3.2$Unix OpenOffice.org_project/320m12$Build-9483</meta:generator>
    <meta:user-defined meta:name="Información 1"/>
    <meta:user-defined meta:name="Información 2"/>
    <meta:user-defined meta:name="Información 3"/>
    <meta:user-defined meta:name="Información 4"/>
  </office:meta>
</office:document-meta>
</file>